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6.75cm" fo:min-width="9.2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25cm" fo:min-width="9.25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9.25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4.25cm" fo:min-width="9.25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cm" fo:min-width="9.25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4cm" fo:min-width="9.25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4" style:family="paragraph">
      <style:paragraph-properties fo:text-align="start" style:writing-mode="lr-tb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6" style:family="paragraph">
      <loext:graphic-properties draw:fill-color="#ffffff"/>
      <style:paragraph-properties fo:text-align="start" style:writing-mode="lr-tb"/>
      <style:text-properties fo:font-size="8pt" style:font-size-asian="8pt" style:font-size-complex="8pt"/>
    </style:style>
    <style:style style:name="P7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75cm" svg:height="7cm" svg:x="2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75cm" svg:height="0.5cm" svg:x="20cm" svg:y="0cm">
          <text:p text:style-name="P2"><text:span text:style-name="T1">Cuve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9.75cm" svg:height="3cm" svg:x="20cm" svg:y="0.5cm">
          <text:p text:style-name="P4"><text:span text:style-name="T1">- &lt;&lt;static&gt;&gt; id <text:s text:c="2"/> </text:span><text:span text:style-name="T1"><text:tab/></text:span><text:span text:style-name="T1"><text:tab/></text:span><text:span text:style-name="T1">: caractère</text:span></text:p>
          <text:p text:style-name="P4"><text:span text:style-name="T1">- idCuve <text:s text:c="11"/> </text:span><text:span text:style-name="T1"><text:tab/></text:span><text:span text:style-name="T1"><text:tab/></text:span><text:span text:style-name="T1">: caractère</text:span></text:p>
          <text:p text:style-name="P4"><text:span text:style-name="T1">- capacite  <text:s text:c="9"/></text:span><text:span text:style-name="T1"><text:tab/></text:span><text:span text:style-name="T1"><text:tab/></text:span><text:span text:style-name="T1">: entier</text:span></text:p>
          <text:p text:style-name="P4"><text:span text:style-name="T1">- contenu  <text:s text:c="10"/></text:span><text:span text:style-name="T1"><text:tab/></text:span><text:span text:style-name="T1"><text:tab/></text:span><text:span text:style-name="T1">: réel</text:span></text:p>
          <text:p text:style-name="P4"><text:span text:style-name="T1">- posX  <text:s text:c="13"/></text:span><text:span text:style-name="T1"><text:tab/></text:span><text:span text:style-name="T1"> </text:span><text:span text:style-name="T1"><text:tab/></text:span><text:span text:style-name="T1">: entier</text:span></text:p>
          <text:p text:style-name="P4"><text:span text:style-name="T1">- posY  <text:s text:c="14"/></text:span><text:span text:style-name="T1"><text:tab/></text:span><text:span text:style-name="T1"><text:tab/></text:span><text:span text:style-name="T1">: entier</text:span></text:p>
          <text:p text:style-name="P4"><text:span text:style-name="T1">- position </text:span><text:span text:style-name="T1"><text:tab/></text:span><text:span text:style-name="T1"><text:tab/></text:span><text:span text:style-name="T1"> <text:s/></text:span><text:span text:style-name="T1"><text:tab/></text:span><text:span text:style-name="T1">: chaîne</text:span></text:p>
          <text:p text:style-name="P4"><text:span text:style-name="T1">- lstTuyauxConnectes </text:span><text:span text:style-name="T1"><text:tab/></text:span><text:span text:style-name="T1">: Liste&lt;Tuyau&gt;</text:span></text:p>
          <text:p text:style-name="P5"><text:span text:style-name="T1">- Cuve ( capacite </text:span><text:span text:style-name="T1"><text:tab/></text:span><text:span text:style-name="T1">: entier, posX : entier, posY: entier,position : chaîne 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9.75cm" svg:height="4.5cm" svg:x="20cm" svg:y="3.5cm">
          <text:p text:style-name="P4"><text:span text:style-name="T1">+ &lt;&lt;static&gt;&gt; creerCuve (</text:span><text:span text:style-name="T2"> </text:span><text:span text:style-name="T1">capacite : entier, posX : entier, posY : entier, position : chaîne ) </text:span><text:span text:style-name="T1"><text:tab/></text:span><text:span text:style-name="T1"><text:tab/></text:span><text:span text:style-name="T1"><text:tab/></text:span><text:span text:style-name="T1"><text:tab/></text:span><text:span text:style-name="T1">: Cuve</text:span></text:p>
          <text:p text:style-name="P4"><text:span text:style-name="T1">+ connecterTuyau ( t : Tuyau )</text:span></text:p>
          <text:p text:style-name="P4"><text:span text:style-name="T1">+ remplir ( quantite : réel ) </text:span><text:span text:style-name="T1"><text:tab/></text:span><text:span text:style-name="T1"><text:tab/></text:span><text:span text:style-name="T1"><text:tab/></text:span><text:span text:style-name="T1">: booléen</text:span></text:p>
          <text:p text:style-name="P4"><text:span text:style-name="T1">+ couler ( cuveDest : Cuve, tuyau : Tuyau ) </text:span><text:span text:style-name="T1"><text:tab/></text:span><text:span text:style-name="T1">: booléen</text:span></text:p>
          <text:p text:style-name="P5"><text:span text:style-name="T1">+ getCapacite()</text:span><text:span text:style-name="T1"><text:tab/></text:span><text:span text:style-name="T1"><text:tab/></text:span><text:span text:style-name="T1"><text:tab/></text:span><text:span text:style-name="T1"><text:tab/></text:span><text:span text:style-name="T1">: entier</text:span></text:p>
          <text:p text:style-name="P5"><text:span text:style-name="T1">+ getId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 : entier</text:span></text:p>
          <text:p text:style-name="P5"><text:span text:style-name="T1">+ getContenu()</text:span><text:span text:style-name="T1"><text:tab/></text:span><text:span text:style-name="T1"><text:tab/></text:span><text:span text:style-name="T1"><text:tab/></text:span><text:span text:style-name="T1"><text:tab/></text:span><text:span text:style-name="T1"> : réel</text:span></text:p>
          <text:p text:style-name="P5"><text:span text:style-name="T1">+ getPlaceLibre()</text:span><text:span text:style-name="T1"><text:tab/></text:span><text:span text:style-name="T1"><text:tab/></text:span><text:span text:style-name="T1"><text:tab/></text:span><text:span text:style-name="T1"><text:tab/></text:span><text:span text:style-name="T1"> : réel</text:span></text:p>
          <text:p text:style-name="P5"><text:span text:style-name="T1">+ getTuyauxConnectes()</text:span><text:span text:style-name="T1"><text:tab/></text:span><text:span text:style-name="T1"><text:tab/></text:span><text:span text:style-name="T1"><text:tab/></text:span><text:span text:style-name="T1"> : Liste&lt;Tuyau&gt; </text:span></text:p>
          <text:p text:style-name="P5"><text:span text:style-name="T1">+ estVide()</text:span><text:span text:style-name="T1"><text:tab/></text:span><text:span text:style-name="T1"><text:tab/></text:span><text:span text:style-name="T1"><text:tab/></text:span><text:span text:style-name="T1"><text:tab/></text:span><text:span text:style-name="T1"> : booléen</text:span></text:p>
          <text:p text:style-name="P5"><text:span text:style-name="T1">+ estPleine()</text:span><text:span text:style-name="T1"><text:tab/></text:span><text:span text:style-name="T1"><text:tab/></text:span><text:span text:style-name="T1"><text:tab/></text:span><text:span text:style-name="T1"><text:tab/></text:span><text:span text:style-name="T1"> : booléen</text:span></text:p>
          <text:p text:style-name="P5"><text:span text:style-name="T1">+ toString()</text:span><text:span text:style-name="T1"><text:tab/></text:span><text:span text:style-name="T1"><text:tab/></text:span><text:span text:style-name="T1"><text:tab/></text:span><text:span text:style-name="T1"><text:tab/></text:span><text:span text:style-name="T1"> : chaîn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75cm" svg:height="7cm" svg:x="1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75cm" svg:height="0.5cm" svg:x="10cm" svg:y="0cm">
          <text:p text:style-name="P2"><text:span text:style-name="T1">Tuyau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9.75cm" svg:height="2.25cm" svg:x="10cm" svg:y="0.5cm">
          <text:p text:style-name="P4"><text:span text:style-name="T1">- cuveOrig</text:span><text:span text:style-name="T1"><text:tab/></text:span><text:span text:style-name="T1"><text:tab/></text:span><text:span text:style-name="T1"><text:tab/></text:span><text:span text:style-name="T1"><text:tab/></text:span><text:span text:style-name="T1">: Cuve</text:span></text:p>
          <text:p text:style-name="P4"><text:span text:style-name="T1">- cuveDest</text:span><text:span text:style-name="T1"><text:tab/></text:span><text:span text:style-name="T1"><text:tab/></text:span><text:span text:style-name="T1"><text:tab/></text:span><text:span text:style-name="T1"><text:tab/></text:span><text:span text:style-name="T1">: Cuve</text:span></text:p>
          <text:p text:style-name="P4"><text:span text:style-name="T1">- sectio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: entier</text:span></text:p>
          <text:p text:style-name="P4"><text:span text:style-name="T1">- Tuyau ( section : entier 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9.75cm" svg:height="4.25cm" svg:x="10cm" svg:y="2.75cm">
          <text:p text:style-name="P5"><text:span text:style-name="T2">+ &lt;&lt;static&gt;&gt; creerTuyau (</text:span><text:span text:style-name="T1"> section : entier ) </text:span><text:span text:style-name="T1"><text:tab/></text:span><text:span text:style-name="T1">: Tuyau</text:span></text:p>
          <text:p text:style-name="P5"><text:span text:style-name="T1">+ setLien ( cuveOrig : Cuve, cuveDest : Cuve ) </text:span><text:span text:style-name="T1"><text:tab/></text:span><text:span text:style-name="T1">: booléen</text:span></text:p>
          <text:p text:style-name="P5"><text:span text:style-name="T1">+ getCuveOrig()</text:span><text:span text:style-name="T1"><text:tab/></text:span><text:span text:style-name="T1"><text:tab/></text:span><text:span text:style-name="T1"><text:tab/></text:span><text:span text:style-name="T1"><text:tab/></text:span><text:span text:style-name="T1">: Cuve</text:span></text:p>
          <text:p text:style-name="P5"><text:span text:style-name="T1">+ getCuveDest()</text:span><text:span text:style-name="T1"><text:tab/></text:span><text:span text:style-name="T1"><text:tab/></text:span><text:span text:style-name="T1"><text:tab/></text:span><text:span text:style-name="T1"><text:tab/></text:span><text:span text:style-name="T1">: Cuve</text:span></text:p>
          <text:p text:style-name="P5"><text:span text:style-name="T1">+ getSection()</text:span><text:span text:style-name="T1"><text:tab/></text:span><text:span text:style-name="T1"><text:tab/></text:span><text:span text:style-name="T1"><text:tab/></text:span><text:span text:style-name="T1"><text:tab/></text:span><text:span text:style-name="T1">: entier</text:span></text:p>
          <text:p text:style-name="P5"><text:span text:style-name="T1">+ equals ( t : Tuyau )</text:span><text:span text:style-name="T1"><text:tab/></text:span><text:span text:style-name="T1"><text:tab/></text:span><text:span text:style-name="T1"><text:tab/></text:span><text:span text:style-name="T1">: booléen</text:span></text:p>
          <text:p text:style-name="P5"><text:span text:style-name="T1">+ toString()</text:span><text:span text:style-name="T1"><text:tab/></text:span><text:span text:style-name="T1"><text:tab/></text:span><text:span text:style-name="T1"><text:tab/></text:span><text:span text:style-name="T1"><text:tab/></text:span><text:span text:style-name="T1">: chaîne</text:span><text:span text:style-name="T1"><text:tab/></text:span><text:span text:style-name="T1"><text:tab/></text:span><text:span text:style-name="T1"><text:tab/>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75cm" svg:height="7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75cm" svg:height="0.5cm" svg:x="0cm" svg:y="0cm">
          <text:p text:style-name="P2"><text:span text:style-name="T1">Meti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9.75cm" svg:height="2.25cm" svg:x="0cm" svg:y="0.5cm">
          <text:p text:style-name="P4"><text:span text:style-name="T1">- cuveOrig</text:span><text:span text:style-name="T1"><text:tab/></text:span><text:span text:style-name="T1"><text:tab/></text:span><text:span text:style-name="T1"><text:tab/></text:span><text:span text:style-name="T1"><text:tab/></text:span><text:span text:style-name="T1">: Cuve</text:span></text:p>
          <text:p text:style-name="P4"><text:span text:style-name="T1">- cuveDest</text:span><text:span text:style-name="T1"><text:tab/></text:span><text:span text:style-name="T1"><text:tab/></text:span><text:span text:style-name="T1"><text:tab/></text:span><text:span text:style-name="T1"><text:tab/></text:span><text:span text:style-name="T1">: Cuve</text:span></text:p>
          <text:p text:style-name="P4"><text:span text:style-name="T1">- section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: entier</text:span></text:p>
          <text:p text:style-name="P4"><text:span text:style-name="T1">- Tuyau ( section : entier )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9.75cm" svg:height="4.25cm" svg:x="0cm" svg:y="2.75cm">
          <text:p text:style-name="P5"><text:span text:style-name="T2">+ &lt;&lt;static&gt;&gt; creerTuyau (</text:span><text:span text:style-name="T1"> section : entier ) </text:span><text:span text:style-name="T1"><text:tab/></text:span><text:span text:style-name="T1">: Tuyau</text:span></text:p>
          <text:p text:style-name="P5"><text:span text:style-name="T1">+ setLien ( cuveOrig : Cuve, cuveDest : Cuve ) </text:span><text:span text:style-name="T1"><text:tab/></text:span><text:span text:style-name="T1">: booléen</text:span></text:p>
          <text:p text:style-name="P5"><text:span text:style-name="T1">+ getCuveOrig()</text:span><text:span text:style-name="T1"><text:tab/></text:span><text:span text:style-name="T1"><text:tab/></text:span><text:span text:style-name="T1"><text:tab/></text:span><text:span text:style-name="T1"><text:tab/></text:span><text:span text:style-name="T1">: Cuve</text:span></text:p>
          <text:p text:style-name="P5"><text:span text:style-name="T1">+ getCuveDest()</text:span><text:span text:style-name="T1"><text:tab/></text:span><text:span text:style-name="T1"><text:tab/></text:span><text:span text:style-name="T1"><text:tab/></text:span><text:span text:style-name="T1"><text:tab/></text:span><text:span text:style-name="T1">: Cuve</text:span></text:p>
          <text:p text:style-name="P5"><text:span text:style-name="T1">+ getSection()</text:span><text:span text:style-name="T1"><text:tab/></text:span><text:span text:style-name="T1"><text:tab/></text:span><text:span text:style-name="T1"><text:tab/></text:span><text:span text:style-name="T1"><text:tab/></text:span><text:span text:style-name="T1">: entier</text:span></text:p>
          <text:p text:style-name="P5"><text:span text:style-name="T1">+ equals ( t : Tuyau )</text:span><text:span text:style-name="T1"><text:tab/></text:span><text:span text:style-name="T1"><text:tab/></text:span><text:span text:style-name="T1"><text:tab/></text:span><text:span text:style-name="T1">: booléen</text:span></text:p>
          <text:p text:style-name="P5"><text:span text:style-name="T1">+ toString()</text:span><text:span text:style-name="T1"><text:tab/></text:span><text:span text:style-name="T1"><text:tab/></text:span><text:span text:style-name="T1"><text:tab/></text:span><text:span text:style-name="T1"><text:tab/></text:span><text:span text:style-name="T1">: chaîne</text:span><text:span text:style-name="T1"><text:tab/></text:span><text:span text:style-name="T1"><text:tab/></text:span><text:span text:style-name="T1"><text:tab/>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6-10T10:49:08.185000000</meta:creation-date>
    <dc:date>2022-06-13T11:07:30.916000000</dc:date>
    <meta:editing-duration>PT53M25S</meta:editing-duration>
    <meta:editing-cycles>9</meta:editing-cycles>
    <meta:generator>LibreOffice/7.2.2.2$Windows_X86_64 LibreOffice_project/02b2acce88a210515b4a5bb2e46cbfb63fe97d56</meta:generator>
    <meta:document-statistic meta:object-count="12"/>
  </office:meta>
</office:document-meta>
</file>